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5.973cm" svg:height="9.004cm" svg:x="13.265cm" svg:y="0.93cm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>0</text:p>
          </table:table-cell>
          <table:table-cell table:formula="of:=[.B2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formula="of:=[.C3]/10000" office:value-type="float" office:value="0.00013" calcext:value-type="float">
            <text:p>0,00013</text:p>
          </table:table-cell>
          <table:table-cell table:formula="of:=[.B3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table:formula="of:=[.C4]/10000" office:value-type="float" office:value="0.00042" calcext:value-type="float">
            <text:p>0,00042</text:p>
          </table:table-cell>
          <table:table-cell table:formula="of:=[.B4]/1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table:formula="of:=[.C5]/10000" office:value-type="float" office:value="0.00074" calcext:value-type="float">
            <text:p>0,00074</text:p>
          </table:table-cell>
          <table:table-cell table:formula="of:=[.B5]/10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5" calcext:value-type="float">
            <text:p>0,5</text:p>
          </table:table-cell>
          <table:table-cell office:value-type="float" office:value="10.6" calcext:value-type="float">
            <text:p>10,6</text:p>
          </table:table-cell>
          <table:table-cell table:formula="of:=[.C6]/10000" office:value-type="float" office:value="0.00106" calcext:value-type="float">
            <text:p>0,00106</text:p>
          </table:table-cell>
          <table:table-cell table:formula="of:=[.B6]/10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.8" calcext:value-type="float">
            <text:p>0,8</text:p>
          </table:table-cell>
          <table:table-cell office:value-type="float" office:value="13.5" calcext:value-type="float">
            <text:p>13,5</text:p>
          </table:table-cell>
          <table:table-cell table:formula="of:=[.C7]/10000" office:value-type="float" office:value="0.00135" calcext:value-type="float">
            <text:p>0,00135</text:p>
          </table:table-cell>
          <table:table-cell table:formula="of:=[.B7]/10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1.2" calcext:value-type="float">
            <text:p>1,2</text:p>
          </table:table-cell>
          <table:table-cell office:value-type="float" office:value="16.5" calcext:value-type="float">
            <text:p>16,5</text:p>
          </table:table-cell>
          <table:table-cell table:formula="of:=[.C8]/10000" office:value-type="float" office:value="0.00165" calcext:value-type="float">
            <text:p>0,00165</text:p>
          </table:table-cell>
          <table:table-cell table:formula="of:=[.B8]/10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1.5" calcext:value-type="float">
            <text:p>1,5</text:p>
          </table:table-cell>
          <table:table-cell office:value-type="float" office:value="19.5" calcext:value-type="float">
            <text:p>19,5</text:p>
          </table:table-cell>
          <table:table-cell table:formula="of:=[.C9]/10000" office:value-type="float" office:value="0.00195" calcext:value-type="float">
            <text:p>0,00195</text:p>
          </table:table-cell>
          <table:table-cell table:formula="of:=[.B9]/10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1.9" calcext:value-type="float">
            <text:p>1,9</text:p>
          </table:table-cell>
          <table:table-cell office:value-type="float" office:value="22.4" calcext:value-type="float">
            <text:p>22,4</text:p>
          </table:table-cell>
          <table:table-cell table:formula="of:=[.C10]/10000" office:value-type="float" office:value="0.00224" calcext:value-type="float">
            <text:p>0,00224</text:p>
          </table:table-cell>
          <table:table-cell table:formula="of:=[.B10]/10"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2.2" calcext:value-type="float">
            <text:p>2,2</text:p>
          </table:table-cell>
          <table:table-cell office:value-type="float" office:value="25" calcext:value-type="float">
            <text:p>25</text:p>
          </table:table-cell>
          <table:table-cell table:formula="of:=[.C11]/10000" office:value-type="float" office:value="0.0025" calcext:value-type="float">
            <text:p>0,0025</text:p>
          </table:table-cell>
          <table:table-cell table:formula="of:=[.B11]/10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office:value-type="float" office:value="2.6" calcext:value-type="float">
            <text:p>2,6</text:p>
          </table:table-cell>
          <table:table-cell office:value-type="float" office:value="27.6" calcext:value-type="float">
            <text:p>27,6</text:p>
          </table:table-cell>
          <table:table-cell table:formula="of:=[.C12]/10000" office:value-type="float" office:value="0.00276" calcext:value-type="float">
            <text:p>0,00276</text:p>
          </table:table-cell>
          <table:table-cell table:formula="of:=[.B12]/10"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2.7" calcext:value-type="float">
            <text:p>2,7</text:p>
          </table:table-cell>
          <table:table-cell office:value-type="float" office:value="30.3" calcext:value-type="float">
            <text:p>30,3</text:p>
          </table:table-cell>
          <table:table-cell table:formula="of:=[.C13]/10000" office:value-type="float" office:value="0.00303" calcext:value-type="float">
            <text:p>0,00303</text:p>
          </table:table-cell>
          <table:table-cell table:formula="of:=[.B13]/10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,5</text:p>
          </table:table-cell>
          <table:table-cell table:formula="of:=[.C14]/10000" office:value-type="float" office:value="0.00335" calcext:value-type="float">
            <text:p>0,00335</text:p>
          </table:table-cell>
          <table:table-cell table:formula="of:=[.B14]/10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3.4" calcext:value-type="float">
            <text:p>3,4</text:p>
          </table:table-cell>
          <table:table-cell office:value-type="float" office:value="36.3" calcext:value-type="float">
            <text:p>36,3</text:p>
          </table:table-cell>
          <table:table-cell table:formula="of:=[.C15]/10000" office:value-type="float" office:value="0.00363" calcext:value-type="float">
            <text:p>0,00363</text:p>
          </table:table-cell>
          <table:table-cell table:formula="of:=[.B15]/10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3.7" calcext:value-type="float">
            <text:p>3,7</text:p>
          </table:table-cell>
          <table:table-cell office:value-type="float" office:value="38.5" calcext:value-type="float">
            <text:p>38,5</text:p>
          </table:table-cell>
          <table:table-cell table:formula="of:=[.C16]/10000" office:value-type="float" office:value="0.00385" calcext:value-type="float">
            <text:p>0,00385</text:p>
          </table:table-cell>
          <table:table-cell table:formula="of:=[.B16]/10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4.2" calcext:value-type="float">
            <text:p>4,2</text:p>
          </table:table-cell>
          <table:table-cell office:value-type="float" office:value="42.1" calcext:value-type="float">
            <text:p>42,1</text:p>
          </table:table-cell>
          <table:table-cell table:formula="of:=[.C17]/10000" office:value-type="float" office:value="0.00421" calcext:value-type="float">
            <text:p>0,00421</text:p>
          </table:table-cell>
          <table:table-cell table:formula="of:=[.B17]/10"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4.5" calcext:value-type="float">
            <text:p>4,5</text:p>
          </table:table-cell>
          <table:table-cell office:value-type="float" office:value="44.6" calcext:value-type="float">
            <text:p>44,6</text:p>
          </table:table-cell>
          <table:table-cell table:formula="of:=[.C18]/10000" office:value-type="float" office:value="0.00446" calcext:value-type="float">
            <text:p>0,00446</text:p>
          </table:table-cell>
          <table:table-cell table:formula="of:=[.B18]/10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4.9" calcext:value-type="float">
            <text:p>4,9</text:p>
          </table:table-cell>
          <table:table-cell office:value-type="float" office:value="47.8" calcext:value-type="float">
            <text:p>47,8</text:p>
          </table:table-cell>
          <table:table-cell table:formula="of:=[.C19]/10000" office:value-type="float" office:value="0.00478" calcext:value-type="float">
            <text:p>0,00478</text:p>
          </table:table-cell>
          <table:table-cell table:formula="of:=[.B19]/10"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5.4" calcext:value-type="float">
            <text:p>5,4</text:p>
          </table:table-cell>
          <table:table-cell office:value-type="float" office:value="50.8" calcext:value-type="float">
            <text:p>50,8</text:p>
          </table:table-cell>
          <table:table-cell table:formula="of:=[.C20]/10000" office:value-type="float" office:value="0.00508" calcext:value-type="float">
            <text:p>0,00508</text:p>
          </table:table-cell>
          <table:table-cell table:formula="of:=[.B20]/10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float" office:value="54.8" calcext:value-type="float">
            <text:p>54,8</text:p>
          </table:table-cell>
          <table:table-cell table:formula="of:=[.C21]/10000" office:value-type="float" office:value="0.00548" calcext:value-type="float">
            <text:p>0,00548</text:p>
          </table:table-cell>
          <table:table-cell table:formula="of:=[.B21]/10"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6.1" calcext:value-type="float">
            <text:p>6,1</text:p>
          </table:table-cell>
          <table:table-cell office:value-type="float" office:value="58.4" calcext:value-type="float">
            <text:p>58,4</text:p>
          </table:table-cell>
          <table:table-cell table:formula="of:=[.C22]/10000" office:value-type="float" office:value="0.00584" calcext:value-type="float">
            <text:p>0,00584</text:p>
          </table:table-cell>
          <table:table-cell table:formula="of:=[.B22]/10" office:value-type="float" office:value="0.61" calcext:value-type="float">
            <text:p>0,61</text:p>
          </table:table-cell>
        </table:table-row>
      </table:table>
      <table:table table:name="Sheet2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2"/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Potênci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,26</text:p>
          </table:table-cell>
          <table:table-cell office:value-type="string" calcext:value-type="string">
            <text:p>V</text:p>
          </table:table-cell>
          <table:table-cell/>
          <table:table-cell table:formula="of:=[.B2]" office:value-type="float" office:value="9.26" calcext:value-type="float">
            <text:p>9,2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+</text:p>
          </table:table-cell>
          <table:table-cell table:formula="of:=[.E2]*[.E3]" office:value-type="float" office:value="3.05457053708536" calcext:value-type="float">
            <text:p>3,0545705371</text:p>
          </table:table-cell>
          <table:table-cell/>
          <table:table-cell office:value-type="string" calcext:value-type="string">
            <text:p>Eff.</text:p>
          </table:table-cell>
          <table:table-cell table:formula="of:=[.I5]/(ABS([.I2])+ABS([.I3]))" office:value-type="float" office:value="0.683317886665906" calcext:value-type="float">
            <text:p>0,6833178867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  <table:table-cell/>
          <table:table-cell table:formula="of:=[.B3]*PI()/2" office:value-type="float" office:value="0.329867228626928" calcext:value-type="float">
            <text:p>0,329867228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-</text:p>
          </table:table-cell>
          <table:table-cell table:formula="of:=[.E6]*[.E7]" office:value-type="float" office:value="-3.26238689112032" calcext:value-type="float">
            <text:p>-3,26238689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6"/>
          <table:table-cell office:value-type="string" calcext:value-type="string">
            <text:p>P_LOAD</text:p>
          </table:table-cell>
          <table:table-cell table:formula="of:=[.B10]^2/10" office:value-type="float" office:value="4.31649" calcext:value-type="float">
            <text:p>4,31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9.89" calcext:value-type="float">
            <text:p>-9,89</text:p>
          </table:table-cell>
          <table:table-cell office:value-type="string" calcext:value-type="string">
            <text:p>V</text:p>
          </table:table-cell>
          <table:table-cell/>
          <table:table-cell table:formula="of:=[.B6]" office:value-type="float" office:value="-9.89" calcext:value-type="float">
            <text:p>-9,89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  <table:table-cell/>
          <table:table-cell table:formula="of:=[.B7]*PI()/2" office:value-type="float" office:value="0.329867228626928" calcext:value-type="float">
            <text:p>0,329867228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Q1</text:p>
          </table:table-cell>
          <table:table-cell table:formula="of:=[.I2]-[.I5]/2" office:value-type="float" office:value="0.896325537085355" calcext:value-type="float">
            <text:p>0,8963255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4"/>
          <table:table-cell office:value-type="string" calcext:value-type="string">
            <text:p>PQ2</text:p>
          </table:table-cell>
          <table:table-cell table:formula="of:=ABS([.I3])-[.I5]/2" office:value-type="float" office:value="1.10414189112032" calcext:value-type="float">
            <text:p>1,1041418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,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8" calcext:value-type="float">
            <text:p>0,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office:value-type="float" office:value="0.825" calcext:value-type="float">
            <text:p>0,8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9"/>
        </table:table-row>
      </table:table>
      <table:table table:name="Alinea C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pedancia de entra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table:formula="of:=0.016/10" office:value-type="float" office:value="0.0016" calcext:value-type="float">
            <text:p>0,0016</text:p>
          </table:table-cell>
          <table:table-cell office:value-type="float" office:value="0.0001" calcext:value-type="float">
            <text:p>0,000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mpedancia de said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B9]*([.B10]-[.B12])/([.B9]-[.B11])/([.B10]/[.B9]-([.B10]-[.B12])/([.B9]-[.B11]))" office:value-type="float" office:value="2.42623184786099" calcext:value-type="float">
            <text:p>2,4262318479</text:p>
          </table:table-cell>
        </table:table-row>
        <table:table-row table:style-name="ro1">
          <table:table-cell office:value-type="string" calcext:value-type="string">
            <text:p>Tensao 2</text:p>
          </table:table-cell>
          <table:table-cell office:value-type="float" office:value="0.893" calcext:value-type="float">
            <text:p>0,893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 2</text:p>
          </table:table-cell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B11]*([.B12]-[.B10])/([.B11]-[.B9])/([.B12]/[.B11]-([.B12]-[.B10])/([.B11]-[.B9]))" office:value-type="float" office:value="0.902800870589074" calcext:value-type="float">
            <text:p>0,9028008706</text:p>
          </table:table-cell>
        </table:table-row>
        <table:table-row table:style-name="ro1">
          <table:table-cell office:value-type="string" calcext:value-type="string">
            <text:p>Tensao 2</text:p>
          </table:table-cell>
          <table:table-cell office:value-type="float" office:value="0.825" calcext:value-type="float">
            <text:p>0,825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</table:table>
      <table:table table:name="Frequência" table:style-name="ta1"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I0</text:p>
          </table:table-cell>
          <table:table-cell table:number-columns-repeated="2"/>
          <table:table-cell table:style-name="Default" office:value-type="string" calcext:value-type="string">
            <text:p>log(f)</text:p>
          </table:table-cell>
          <table:table-cell table:style-name="Default" office:value-type="string" calcext:value-type="string">
            <text:p>i0/ii(d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,88</text:p>
          </table:table-cell>
          <table:table-cell office:value-type="float" office:value="7.76" calcext:value-type="float">
            <text:p>7,76</text:p>
          </table:table-cell>
          <table:table-cell table:number-columns-repeated="2"/>
          <table:table-cell table:formula="of:=[.B2]/4.7" office:value-type="float" office:value="0.187234042553191" calcext:value-type="float">
            <text:p>0,1872340426</text:p>
          </table:table-cell>
          <table:table-cell table:formula="of:=[.C2]/6.1" office:value-type="float" office:value="1.27213114754098" calcext:value-type="float">
            <text:p>1,2721311475</text:p>
          </table:table-cell>
          <table:table-cell table:number-columns-repeated="2"/>
          <table:table-cell table:formula="of:=LOG([.A2])" office:value-type="float" office:value="2" calcext:value-type="float">
            <text:p>2,0</text:p>
          </table:table-cell>
          <table:table-cell table:formula="of:=20*LOG([.G2]/[.F2])" office:value-type="float" office:value="16.6429414406594" calcext:value-type="float">
            <text:p>16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,88</text:p>
          </table:table-cell>
          <table:table-cell office:value-type="float" office:value="7.76" calcext:value-type="float">
            <text:p>7,76</text:p>
          </table:table-cell>
          <table:table-cell table:number-columns-repeated="2"/>
          <table:table-cell table:formula="of:=[.B3]/4.7" office:value-type="float" office:value="0.187234042553191" calcext:value-type="float">
            <text:p>0,1872340426</text:p>
          </table:table-cell>
          <table:table-cell table:formula="of:=[.C3]/6.1" office:value-type="float" office:value="1.27213114754098" calcext:value-type="float">
            <text:p>1,2721311475</text:p>
          </table:table-cell>
          <table:table-cell table:number-columns-repeated="2"/>
          <table:table-cell table:formula="of:=LOG([.A3])" office:value-type="float" office:value="2.30102999566398" calcext:value-type="float">
            <text:p>2,3</text:p>
          </table:table-cell>
          <table:table-cell table:formula="of:=20*LOG([.G3]/[.F3])" office:value-type="float" office:value="16.6429414406594" calcext:value-type="float">
            <text:p>16,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,8</text:p>
          </table:table-cell>
          <table:table-cell office:value-type="float" office:value="7.92" calcext:value-type="float">
            <text:p>7,92</text:p>
          </table:table-cell>
          <table:table-cell table:number-columns-repeated="2"/>
          <table:table-cell table:formula="of:=[.B4]/4.7" office:value-type="float" office:value="0.170212765957447" calcext:value-type="float">
            <text:p>0,170212766</text:p>
          </table:table-cell>
          <table:table-cell table:formula="of:=[.C4]/6.1" office:value-type="float" office:value="1.29836065573771" calcext:value-type="float">
            <text:p>1,2983606557</text:p>
          </table:table-cell>
          <table:table-cell table:number-columns-repeated="2"/>
          <table:table-cell table:formula="of:=LOG([.A4])" office:value-type="float" office:value="2.60205999132796" calcext:value-type="float">
            <text:p>2,6</text:p>
          </table:table-cell>
          <table:table-cell table:formula="of:=20*LOG([.G4]/[.F4])" office:value-type="float" office:value="17.64806435045" calcext:value-type="float">
            <text:p>17,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,72</text:p>
          </table:table-cell>
          <table:table-cell office:value-type="float" office:value="8.32" calcext:value-type="float">
            <text:p>8,32</text:p>
          </table:table-cell>
          <table:table-cell table:number-columns-repeated="2"/>
          <table:table-cell table:formula="of:=[.B5]/4.7" office:value-type="float" office:value="0.153191489361702" calcext:value-type="float">
            <text:p>0,1531914894</text:p>
          </table:table-cell>
          <table:table-cell table:formula="of:=[.C5]/6.1" office:value-type="float" office:value="1.36393442622951" calcext:value-type="float">
            <text:p>1,3639344262</text:p>
          </table:table-cell>
          <table:table-cell table:number-columns-repeated="2"/>
          <table:table-cell table:formula="of:=LOG([.A5])" office:value-type="float" office:value="2.77815125038364" calcext:value-type="float">
            <text:p>2,8</text:p>
          </table:table-cell>
          <table:table-cell table:formula="of:=20*LOG([.G5]/[.F5])" office:value-type="float" office:value="18.9911770556881" calcext:value-type="float">
            <text:p>19,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,72</text:p>
          </table:table-cell>
          <table:table-cell office:value-type="float" office:value="8.42" calcext:value-type="float">
            <text:p>8,42</text:p>
          </table:table-cell>
          <table:table-cell table:number-columns-repeated="2"/>
          <table:table-cell table:formula="of:=[.B6]/4.7" office:value-type="float" office:value="0.153191489361702" calcext:value-type="float">
            <text:p>0,1531914894</text:p>
          </table:table-cell>
          <table:table-cell table:formula="of:=[.C6]/6.1" office:value-type="float" office:value="1.38032786885246" calcext:value-type="float">
            <text:p>1,3803278689</text:p>
          </table:table-cell>
          <table:table-cell table:number-columns-repeated="2"/>
          <table:table-cell table:formula="of:=LOG([.A6])" office:value-type="float" office:value="2.90308998699194" calcext:value-type="float">
            <text:p>2,9</text:p>
          </table:table-cell>
          <table:table-cell table:formula="of:=20*LOG([.G6]/[.F6])" office:value-type="float" office:value="19.0949523598666" calcext:value-type="float">
            <text:p>19,1</text:p>
          </table:table-cell>
        </table:table-row>
        <table:table-row table:style-name="ro1">
          <table:table-cell table:formula="of:=10*[.A2]" office:value-type="float" office:value="1000" calcext:value-type="float">
            <text:p>1000</text:p>
          </table:table-cell>
          <table:table-cell office:value-type="float" office:value="0.72" calcext:value-type="float">
            <text:p>0,72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[.B7]/4.7" office:value-type="float" office:value="0.153191489361702" calcext:value-type="float">
            <text:p>0,1531914894</text:p>
          </table:table-cell>
          <table:table-cell table:formula="of:=[.C7]/6.1" office:value-type="float" office:value="1.41639344262295" calcext:value-type="float">
            <text:p>1,4163934426</text:p>
          </table:table-cell>
          <table:table-cell table:number-columns-repeated="2"/>
          <table:table-cell table:formula="of:=LOG([.A7])" office:value-type="float" office:value="3" calcext:value-type="float">
            <text:p>3,0</text:p>
          </table:table-cell>
          <table:table-cell table:formula="of:=20*LOG([.G7]/[.F7])" office:value-type="float" office:value="19.3189853794515" calcext:value-type="float">
            <text:p>19,3</text:p>
          </table:table-cell>
        </table:table-row>
        <table:table-row table:style-name="ro1">
          <table:table-cell table:formula="of:=10*[.A3]" office:value-type="float" office:value="2000" calcext:value-type="float">
            <text:p>2000</text:p>
          </table:table-cell>
          <table:table-cell office:value-type="float" office:value="0.56" calcext:value-type="float">
            <text:p>0,56</text:p>
          </table:table-cell>
          <table:table-cell office:value-type="float" office:value="8.96" calcext:value-type="float">
            <text:p>8,96</text:p>
          </table:table-cell>
          <table:table-cell table:number-columns-repeated="2"/>
          <table:table-cell table:formula="of:=[.B8]/4.7" office:value-type="float" office:value="0.119148936170213" calcext:value-type="float">
            <text:p>0,1191489362</text:p>
          </table:table-cell>
          <table:table-cell table:formula="of:=[.C8]/6.1" office:value-type="float" office:value="1.46885245901639" calcext:value-type="float">
            <text:p>1,468852459</text:p>
          </table:table-cell>
          <table:table-cell table:number-columns-repeated="2"/>
          <table:table-cell table:formula="of:=LOG([.A8])" office:value-type="float" office:value="3.30102999566398" calcext:value-type="float">
            <text:p>3,3</text:p>
          </table:table-cell>
          <table:table-cell table:formula="of:=20*LOG([.G8]/[.F8])" office:value-type="float" office:value="21.8177601116175" calcext:value-type="float">
            <text:p>21,8</text:p>
          </table:table-cell>
        </table:table-row>
        <table:table-row table:style-name="ro1">
          <table:table-cell table:formula="of:=10*[.A4]" office:value-type="float" office:value="4000" calcext:value-type="float">
            <text:p>4000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table:formula="of:=[.B9]/4.7" office:value-type="float" office:value="0.119148936170213" calcext:value-type="float">
            <text:p>0,1191489362</text:p>
          </table:table-cell>
          <table:table-cell table:formula="of:=[.C9]/6.1" office:value-type="float" office:value="1.50819672131148" calcext:value-type="float">
            <text:p>1,5081967213</text:p>
          </table:table-cell>
          <table:table-cell table:number-columns-repeated="2"/>
          <table:table-cell table:formula="of:=LOG([.A9])" office:value-type="float" office:value="3.60205999132796" calcext:value-type="float">
            <text:p>3,6</text:p>
          </table:table-cell>
          <table:table-cell table:formula="of:=20*LOG([.G9]/[.F9])" office:value-type="float" office:value="22.0473564652861" calcext:value-type="float">
            <text:p>22,0</text:p>
          </table:table-cell>
        </table:table-row>
        <table:table-row table:style-name="ro1">
          <table:table-cell table:formula="of:=10*[.A5]" office:value-type="float" office:value="6000" calcext:value-type="float">
            <text:p>6000</text:p>
          </table:table-cell>
          <table:table-cell office:value-type="float" office:value="0.56" calcext:value-type="float">
            <text:p>0,56</text:p>
          </table:table-cell>
          <table:table-cell office:value-type="float" office:value="9.36" calcext:value-type="float">
            <text:p>9,36</text:p>
          </table:table-cell>
          <table:table-cell table:number-columns-repeated="2"/>
          <table:table-cell table:formula="of:=[.B10]/4.7" office:value-type="float" office:value="0.119148936170213" calcext:value-type="float">
            <text:p>0,1191489362</text:p>
          </table:table-cell>
          <table:table-cell table:formula="of:=[.C10]/6.1" office:value-type="float" office:value="1.5344262295082" calcext:value-type="float">
            <text:p>1,5344262295</text:p>
          </table:table-cell>
          <table:table-cell table:number-columns-repeated="2"/>
          <table:table-cell table:formula="of:=LOG([.A10])" office:value-type="float" office:value="3.77815125038364" calcext:value-type="float">
            <text:p>3,8</text:p>
          </table:table-cell>
          <table:table-cell table:formula="of:=20*LOG([.G10]/[.F10])" office:value-type="float" office:value="22.1971168931371" calcext:value-type="float">
            <text:p>22,2</text:p>
          </table:table-cell>
        </table:table-row>
        <table:table-row table:style-name="ro1">
          <table:table-cell table:formula="of:=10*[.A6]" office:value-type="float" office:value="8000" calcext:value-type="float">
            <text:p>8000</text:p>
          </table:table-cell>
          <table:table-cell office:value-type="float" office:value="0.4" calcext:value-type="float">
            <text:p>0,4</text:p>
          </table:table-cell>
          <table:table-cell office:value-type="float" office:value="9.44" calcext:value-type="float">
            <text:p>9,44</text:p>
          </table:table-cell>
          <table:table-cell table:number-columns-repeated="2"/>
          <table:table-cell table:formula="of:=[.B11]/4.7" office:value-type="float" office:value="0.0851063829787234" calcext:value-type="float">
            <text:p>0,085106383</text:p>
          </table:table-cell>
          <table:table-cell table:formula="of:=[.C11]/6.1" office:value-type="float" office:value="1.54754098360656" calcext:value-type="float">
            <text:p>1,5475409836</text:p>
          </table:table-cell>
          <table:table-cell table:number-columns-repeated="2"/>
          <table:table-cell table:formula="of:=LOG([.A11])" office:value-type="float" office:value="3.90308998699194" calcext:value-type="float">
            <text:p>3,9</text:p>
          </table:table-cell>
          <table:table-cell table:formula="of:=20*LOG([.G11]/[.F11])" office:value-type="float" office:value="25.1936005179011" calcext:value-type="float">
            <text:p>25,2</text:p>
          </table:table-cell>
        </table:table-row>
        <table:table-row table:style-name="ro1">
          <table:table-cell table:formula="of:=10*[.A7]" office:value-type="float" office:value="10000" calcext:value-type="float">
            <text:p>10000</text:p>
          </table:table-cell>
          <table:table-cell office:value-type="float" office:value="0.4" calcext:value-type="float">
            <text:p>0,4</text:p>
          </table:table-cell>
          <table:table-cell office:value-type="float" office:value="9.44" calcext:value-type="float">
            <text:p>9,44</text:p>
          </table:table-cell>
          <table:table-cell table:number-columns-repeated="2"/>
          <table:table-cell table:formula="of:=[.B12]/4.7" office:value-type="float" office:value="0.0851063829787234" calcext:value-type="float">
            <text:p>0,085106383</text:p>
          </table:table-cell>
          <table:table-cell table:formula="of:=[.C12]/6.1" office:value-type="float" office:value="1.54754098360656" calcext:value-type="float">
            <text:p>1,5475409836</text:p>
          </table:table-cell>
          <table:table-cell table:number-columns-repeated="2"/>
          <table:table-cell table:formula="of:=LOG([.A12])" office:value-type="float" office:value="4" calcext:value-type="float">
            <text:p>4,0</text:p>
          </table:table-cell>
          <table:table-cell table:formula="of:=20*LOG([.G12]/[.F12])" office:value-type="float" office:value="25.1936005179011" calcext:value-type="float">
            <text:p>25,2</text:p>
          </table:table-cell>
        </table:table-row>
        <table:table-row table:style-name="ro1">
          <table:table-cell table:formula="of:=10*[.A8]" office:value-type="float" office:value="20000" calcext:value-type="float">
            <text:p>20000</text:p>
          </table:table-cell>
          <table:table-cell office:value-type="float" office:value="0.4" calcext:value-type="float">
            <text:p>0,4</text:p>
          </table:table-cell>
          <table:table-cell office:value-type="float" office:value="9.44" calcext:value-type="float">
            <text:p>9,44</text:p>
          </table:table-cell>
          <table:table-cell table:number-columns-repeated="2"/>
          <table:table-cell table:formula="of:=[.B13]/4.7" office:value-type="float" office:value="0.0851063829787234" calcext:value-type="float">
            <text:p>0,085106383</text:p>
          </table:table-cell>
          <table:table-cell table:formula="of:=[.C13]/6.1" office:value-type="float" office:value="1.54754098360656" calcext:value-type="float">
            <text:p>1,5475409836</text:p>
          </table:table-cell>
          <table:table-cell table:number-columns-repeated="2"/>
          <table:table-cell table:formula="of:=LOG([.A13])" office:value-type="float" office:value="4.30102999566398" calcext:value-type="float">
            <text:p>4,3</text:p>
          </table:table-cell>
          <table:table-cell table:formula="of:=20*LOG([.G13]/[.F13])" office:value-type="float" office:value="25.1936005179011" calcext:value-type="float">
            <text:p>25,2</text:p>
          </table:table-cell>
        </table:table-row>
        <table:table-row table:style-name="ro1">
          <table:table-cell table:formula="of:=10*[.A9]" office:value-type="float" office:value="40000" calcext:value-type="float">
            <text:p>40000</text:p>
          </table:table-cell>
          <table:table-cell office:value-type="float" office:value="0.32" calcext:value-type="float">
            <text:p>0,32</text:p>
          </table:table-cell>
          <table:table-cell office:value-type="float" office:value="9.36" calcext:value-type="float">
            <text:p>9,36</text:p>
          </table:table-cell>
          <table:table-cell table:number-columns-repeated="2"/>
          <table:table-cell table:formula="of:=[.B14]/4.7" office:value-type="float" office:value="0.0680851063829787" calcext:value-type="float">
            <text:p>0,0680851064</text:p>
          </table:table-cell>
          <table:table-cell table:formula="of:=[.C14]/6.1" office:value-type="float" office:value="1.5344262295082" calcext:value-type="float">
            <text:p>1,5344262295</text:p>
          </table:table-cell>
          <table:table-cell table:number-columns-repeated="2"/>
          <table:table-cell table:formula="of:=LOG([.A14])" office:value-type="float" office:value="4.60205999132796" calcext:value-type="float">
            <text:p>4,6</text:p>
          </table:table-cell>
          <table:table-cell table:formula="of:=20*LOG([.G14]/[.F14])" office:value-type="float" office:value="27.057877866863" calcext:value-type="float">
            <text:p>27,1</text:p>
          </table:table-cell>
        </table:table-row>
        <table:table-row table:style-name="ro1">
          <table:table-cell table:formula="of:=10*[.A10]" office:value-type="float" office:value="60000" calcext:value-type="float">
            <text:p>60000</text:p>
          </table:table-cell>
          <table:table-cell office:value-type="float" office:value="0.48" calcext:value-type="float">
            <text:p>0,48</text:p>
          </table:table-cell>
          <table:table-cell office:value-type="float" office:value="9.36" calcext:value-type="float">
            <text:p>9,36</text:p>
          </table:table-cell>
          <table:table-cell table:number-columns-repeated="2"/>
          <table:table-cell table:formula="of:=[.B15]/4.7" office:value-type="float" office:value="0.102127659574468" calcext:value-type="float">
            <text:p>0,1021276596</text:p>
          </table:table-cell>
          <table:table-cell table:formula="of:=[.C15]/6.1" office:value-type="float" office:value="1.5344262295082" calcext:value-type="float">
            <text:p>1,5344262295</text:p>
          </table:table-cell>
          <table:table-cell table:number-columns-repeated="2"/>
          <table:table-cell table:formula="of:=LOG([.A15])" office:value-type="float" office:value="4.77815125038364" calcext:value-type="float">
            <text:p>4,8</text:p>
          </table:table-cell>
          <table:table-cell table:formula="of:=20*LOG([.G15]/[.F15])" office:value-type="float" office:value="23.5360526857494" calcext:value-type="float">
            <text:p>23,5</text:p>
          </table:table-cell>
        </table:table-row>
        <table:table-row table:style-name="ro1">
          <table:table-cell table:formula="of:=10*[.A11]" office:value-type="float" office:value="80000" calcext:value-type="float">
            <text:p>80000</text:p>
          </table:table-cell>
          <table:table-cell office:value-type="float" office:value="0.48" calcext:value-type="float">
            <text:p>0,48</text:p>
          </table:table-cell>
          <table:table-cell office:value-type="float" office:value="9.36" calcext:value-type="float">
            <text:p>9,36</text:p>
          </table:table-cell>
          <table:table-cell table:number-columns-repeated="2"/>
          <table:table-cell table:formula="of:=[.B16]/4.7" office:value-type="float" office:value="0.102127659574468" calcext:value-type="float">
            <text:p>0,1021276596</text:p>
          </table:table-cell>
          <table:table-cell table:formula="of:=[.C16]/6.1" office:value-type="float" office:value="1.5344262295082" calcext:value-type="float">
            <text:p>1,5344262295</text:p>
          </table:table-cell>
          <table:table-cell table:number-columns-repeated="2"/>
          <table:table-cell table:formula="of:=LOG([.A16])" office:value-type="float" office:value="4.90308998699194" calcext:value-type="float">
            <text:p>4,9</text:p>
          </table:table-cell>
          <table:table-cell table:formula="of:=20*LOG([.G16]/[.F16])" office:value-type="float" office:value="23.5360526857494" calcext:value-type="float">
            <text:p>23,5</text:p>
          </table:table-cell>
        </table:table-row>
        <table:table-row table:style-name="ro1">
          <table:table-cell table:formula="of:=10*[.A12]" office:value-type="float" office:value="100000" calcext:value-type="float">
            <text:p>100000</text:p>
          </table:table-cell>
          <table:table-cell office:value-type="float" office:value="0.64" calcext:value-type="float">
            <text:p>0,64</text:p>
          </table:table-cell>
          <table:table-cell office:value-type="float" office:value="9.44" calcext:value-type="float">
            <text:p>9,44</text:p>
          </table:table-cell>
          <table:table-cell table:number-columns-repeated="2"/>
          <table:table-cell table:formula="of:=[.B17]/4.7" office:value-type="float" office:value="0.136170212765957" calcext:value-type="float">
            <text:p>0,1361702128</text:p>
          </table:table-cell>
          <table:table-cell table:formula="of:=[.C17]/6.1" office:value-type="float" office:value="1.54754098360656" calcext:value-type="float">
            <text:p>1,5475409836</text:p>
          </table:table-cell>
          <table:table-cell table:number-columns-repeated="2"/>
          <table:table-cell table:formula="of:=LOG([.A17])" office:value-type="float" office:value="5" calcext:value-type="float">
            <text:p>5,0</text:p>
          </table:table-cell>
          <table:table-cell table:formula="of:=20*LOG([.G17]/[.F17])" office:value-type="float" office:value="21.1112008647826" calcext:value-type="float">
            <text:p>21,1</text:p>
          </table:table-cell>
        </table:table-row>
        <table:table-row table:style-name="ro1">
          <table:table-cell table:formula="of:=10*[.A13]" office:value-type="float" office:value="200000" calcext:value-type="float">
            <text:p>200000</text:p>
          </table:table-cell>
          <table:table-cell office:value-type="float" office:value="1.04" calcext:value-type="float">
            <text:p>1,04</text:p>
          </table:table-cell>
          <table:table-cell office:value-type="float" office:value="9.36" calcext:value-type="float">
            <text:p>9,36</text:p>
          </table:table-cell>
          <table:table-cell table:number-columns-repeated="2"/>
          <table:table-cell table:formula="of:=[.B18]/4.7" office:value-type="float" office:value="0.221276595744681" calcext:value-type="float">
            <text:p>0,2212765957</text:p>
          </table:table-cell>
          <table:table-cell table:formula="of:=[.C18]/6.1" office:value-type="float" office:value="1.5344262295082" calcext:value-type="float">
            <text:p>1,5344262295</text:p>
          </table:table-cell>
          <table:table-cell table:number-columns-repeated="2"/>
          <table:table-cell table:formula="of:=LOG([.A18])" office:value-type="float" office:value="5.30102999566398" calcext:value-type="float">
            <text:p>5,3</text:p>
          </table:table-cell>
          <table:table-cell table:formula="of:=20*LOG([.G18]/[.F18])" office:value-type="float" office:value="16.8202106472855" calcext:value-type="float">
            <text:p>16,8</text:p>
          </table:table-cell>
        </table:table-row>
        <table:table-row table:style-name="ro1">
          <table:table-cell table:formula="of:=10*[.A14]" office:value-type="float" office:value="400000" calcext:value-type="float">
            <text:p>400000</text:p>
          </table:table-cell>
          <table:table-cell office:value-type="float" office:value="1.36" calcext:value-type="float">
            <text:p>1,36</text:p>
          </table:table-cell>
          <table:table-cell office:value-type="float" office:value="9.44" calcext:value-type="float">
            <text:p>9,44</text:p>
          </table:table-cell>
          <table:table-cell table:number-columns-repeated="2"/>
          <table:table-cell table:formula="of:=[.B19]/4.7" office:value-type="float" office:value="0.28936170212766" calcext:value-type="float">
            <text:p>0,2893617021</text:p>
          </table:table-cell>
          <table:table-cell table:formula="of:=[.C19]/6.1" office:value-type="float" office:value="1.54754098360656" calcext:value-type="float">
            <text:p>1,5475409836</text:p>
          </table:table-cell>
          <table:table-cell table:number-columns-repeated="2"/>
          <table:table-cell table:formula="of:=LOG([.A19])" office:value-type="float" office:value="5.60205999132796" calcext:value-type="float">
            <text:p>5,6</text:p>
          </table:table-cell>
          <table:table-cell table:formula="of:=20*LOG([.G19]/[.F19])" office:value-type="float" office:value="14.564022177056" calcext:value-type="float">
            <text:p>14,6</text:p>
          </table:table-cell>
        </table:table-row>
        <table:table-row table:style-name="ro1">
          <table:table-cell table:formula="of:=10*[.A15]" office:value-type="float" office:value="600000" calcext:value-type="float">
            <text:p>600000</text:p>
          </table:table-cell>
          <table:table-cell office:value-type="float" office:value="1.52" calcext:value-type="float">
            <text:p>1,52</text:p>
          </table:table-cell>
          <table:table-cell office:value-type="float" office:value="9.04" calcext:value-type="float">
            <text:p>9,04</text:p>
          </table:table-cell>
          <table:table-cell table:number-columns-repeated="2"/>
          <table:table-cell table:formula="of:=[.B20]/4.7" office:value-type="float" office:value="0.323404255319149" calcext:value-type="float">
            <text:p>0,3234042553</text:p>
          </table:table-cell>
          <table:table-cell table:formula="of:=[.C20]/6.1" office:value-type="float" office:value="1.48196721311475" calcext:value-type="float">
            <text:p>1,4819672131</text:p>
          </table:table-cell>
          <table:table-cell table:number-columns-repeated="2"/>
          <table:table-cell table:formula="of:=LOG([.A20])" office:value-type="float" office:value="5.77815125038364" calcext:value-type="float">
            <text:p>5,8</text:p>
          </table:table-cell>
          <table:table-cell table:formula="of:=20*LOG([.G20]/[.F20])" office:value-type="float" office:value="13.2218573091108" calcext:value-type="float">
            <text:p>13,2</text:p>
          </table:table-cell>
        </table:table-row>
        <table:table-row table:style-name="ro1">
          <table:table-cell table:formula="of:=10*[.A16]" office:value-type="float" office:value="800000" calcext:value-type="float">
            <text:p>800000</text:p>
          </table:table-cell>
          <table:table-cell office:value-type="float" office:value="1.92" calcext:value-type="float">
            <text:p>1,92</text:p>
          </table:table-cell>
          <table:table-cell office:value-type="float" office:value="9.12" calcext:value-type="float">
            <text:p>9,12</text:p>
          </table:table-cell>
          <table:table-cell table:number-columns-repeated="2"/>
          <table:table-cell table:formula="of:=[.B21]/4.7" office:value-type="float" office:value="0.408510638297872" calcext:value-type="float">
            <text:p>0,4085106383</text:p>
          </table:table-cell>
          <table:table-cell table:formula="of:=[.C21]/6.1" office:value-type="float" office:value="1.49508196721311" calcext:value-type="float">
            <text:p>1,4950819672</text:p>
          </table:table-cell>
          <table:table-cell table:number-columns-repeated="2"/>
          <table:table-cell table:formula="of:=LOG([.A21])" office:value-type="float" office:value="5.90308998699194" calcext:value-type="float">
            <text:p>5,9</text:p>
          </table:table-cell>
          <table:table-cell table:formula="of:=20*LOG([.G21]/[.F21])" office:value-type="float" office:value="11.2692326509963" calcext:value-type="float">
            <text:p>11,3</text:p>
          </table:table-cell>
        </table:table-row>
        <table:table-row table:style-name="ro1">
          <table:table-cell table:formula="of:=10*[.A17]" office:value-type="float" office:value="1000000" calcext:value-type="float">
            <text:p>1000000</text:p>
          </table:table-cell>
          <table:table-cell office:value-type="float" office:value="2.24" calcext:value-type="float">
            <text:p>2,24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[.B22]/4.7" office:value-type="float" office:value="0.476595744680851" calcext:value-type="float">
            <text:p>0,4765957447</text:p>
          </table:table-cell>
          <table:table-cell table:formula="of:=[.C22]/6.1" office:value-type="float" office:value="1.42950819672131" calcext:value-type="float">
            <text:p>1,4295081967</text:p>
          </table:table-cell>
          <table:table-cell table:number-columns-repeated="2"/>
          <table:table-cell table:formula="of:=LOG([.A22])" office:value-type="float" office:value="6" calcext:value-type="float">
            <text:p>6,0</text:p>
          </table:table-cell>
          <table:table-cell table:formula="of:=20*LOG([.G22]/[.F22])" office:value-type="float" office:value="9.5407297904671" calcext:value-type="float">
            <text:p>9,5</text:p>
          </table:table-cell>
        </table:table-row>
        <table:table-row table:style-name="ro1">
          <table:table-cell table:formula="of:=10*[.A18]" office:value-type="float" office:value="2000000" calcext:value-type="float">
            <text:p>2000000</text:p>
          </table:table-cell>
          <table:table-cell office:value-type="float" office:value="4.4" calcext:value-type="float">
            <text:p>4,4</text:p>
          </table:table-cell>
          <table:table-cell office:value-type="float" office:value="8.16" calcext:value-type="float">
            <text:p>8,16</text:p>
          </table:table-cell>
          <table:table-cell table:number-columns-repeated="2"/>
          <table:table-cell table:formula="of:=[.B23]/4.7" office:value-type="float" office:value="0.936170212765957" calcext:value-type="float">
            <text:p>0,9361702128</text:p>
          </table:table-cell>
          <table:table-cell table:formula="of:=[.C23]/6.1" office:value-type="float" office:value="1.33770491803279" calcext:value-type="float">
            <text:p>1,337704918</text:p>
          </table:table-cell>
          <table:table-cell table:number-columns-repeated="2"/>
          <table:table-cell table:formula="of:=LOG([.A23])" office:value-type="float" office:value="6.30102999566398" calcext:value-type="float">
            <text:p>6,3</text:p>
          </table:table-cell>
          <table:table-cell table:formula="of:=20*LOG([.G23]/[.F23])" office:value-type="float" office:value="3.10011010385248" calcext:value-type="float">
            <text:p>3,1</text:p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-00-0000</text:date>, <text:time style:data-style-name="N2" text:time-value="16:41:29.5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5-01-24T00:55:00.090000000</dc:date>
    <meta:editing-duration>PT7H51M29S</meta:editing-duration>
    <meta:editing-cycles>5</meta:editing-cycles>
    <meta:generator>LibreOffice/4.3.3.2$Windows_x86 LibreOffice_project/9bb7eadab57b6755b1265afa86e04bf45fbfc644</meta:generator>
    <meta:document-statistic meta:table-count="4" meta:cell-count="3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817cm" svg:y="3.705cm" style:legend-expansion="high" chart:style-name="ch2"/>
        <chart:plot-area chart:style-name="ch3" table:cell-range-address="A.A2:A.C22" svg:x="0.319cm" svg:y="0.18cm" svg:width="13.179cm" svg:height="8.645cm">
          <chartooo:coordinate-region svg:x="0.94cm" svg:y="0.379cm" svg:width="12.37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